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03030" style:font-name="Open Sans" fo:font-size="10.5pt" fo:letter-spacing="normal" fo:font-style="normal" fo:font-weight="normal"/>
    </style:style>
    <style:style style:name="T2" style:family="text">
      <style:text-properties fo:font-variant="normal" fo:text-transform="none" fo:color="#303030" style:font-name="Open Sans" fo:font-size="10.5pt" fo:letter-spacing="normal" fo:font-style="normal" fo:font-weight="bold"/>
    </style:style>
    <style:style style:name="T3" style:family="text">
      <style:text-properties fo:font-variant="normal" fo:text-transform="none" fo:color="#303030" fo:letter-spacing="normal"/>
    </style:style>
    <style:style style:name="T4" style:family="text">
      <style:text-properties fo:color="#303030" style:font-name="Open Sans" fo:font-size="10.5pt" fo:letter-spacing="normal" fo:font-style="italic" fo:font-weight="normal"/>
    </style:style>
    <style:style style:name="T5" style:family="text">
      <style:text-properties fo:color="#303030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oici quelques commandes pour </text:span><text:span text:style-name="T2">compresser et décompresser</text:span><text:span text:style-name="T3"> </text:span><text:span text:style-name="T1">vos fichiers et dossier sur Linux : </text:span><text:line-break/><text:line-break/><text:span text:style-name="T2">gunzip</text:span><text:span text:style-name="T3"> </text:span><text:span text:style-name="T4">fichier.gz</text:span><text:span text:style-name="T3"> </text:span><text:span text:style-name="T1">: Décompresser un fichier ou dossier au format .gz et le format.tgz </text:span><text:line-break/><text:line-break/><text:span text:style-name="T2">unzip </text:span><text:span text:style-name="T4">fichier.zip</text:span><text:span text:style-name="T3"> </text:span><text:span text:style-name="T1">: Décompresser un fichier ou dossier au format .zip </text:span><text:line-break/><text:line-break/><text:span text:style-name="T2">uncompress</text:span><text:span text:style-name="T3"> </text:span><text:span text:style-name="T4">fichier.Z</text:span><text:span text:style-name="T3"> </text:span><text:span text:style-name="T1">: Décompresse un fichier ou dossier au format .Z </text:span><text:line-break/><text:line-break/><text:span text:style-name="T2">zip</text:span><text:span text:style-name="T3"> </text:span><text:span text:style-name="T4">arch</text:span><text:span text:style-name="T2">.zip</text:span><text:span text:style-name="T3"> </text:span><text:span text:style-name="T4">fichiers</text:span><text:span text:style-name="T3"> </text:span><text:span text:style-name="T1">: Compresse un fichier ou dossier au format .zip </text:span><text:line-break/><text:line-break/><text:span text:style-name="T2">gzip</text:span><text:span text:style-name="T3"> </text:span><text:span text:style-name="T4">fichier</text:span><text:span text:style-name="T3"> </text:span><text:span text:style-name="T1">: Compresse un fichier ou dossier au format .gz </text:span><text:line-break/><text:line-break/><text:span text:style-name="T2">compress</text:span><text:span text:style-name="T3"> </text:span><text:span text:style-name="T4">fichier</text:span><text:span text:style-name="T3"> </text:span><text:span text:style-name="T1">: Compresse un fichier ou un dossier au format .Z </text:span><text:line-break/><text:line-break/><text:span text:style-name="T2">tar -cf</text:span><text:span text:style-name="T3"> </text:span><text:span text:style-name="T4">arch</text:span><text:span text:style-name="T1">.</text:span><text:span text:style-name="T2">tar</text:span><text:span text:style-name="T3"> </text:span><text:span text:style-name="T1">rep : Créer une archive tar du répertoire « rep » </text:span><text:line-break/><text:line-break/><text:span text:style-name="T2">tar -tf</text:span><text:span text:style-name="T3"> </text:span><text:span text:style-name="T4">arch</text:span><text:span text:style-name="T1">.</text:span><text:span text:style-name="T2">tar</text:span><text:span text:style-name="T3"> </text:span><text:span text:style-name="T1">: Examine le contenu de l'archive arch.tar </text:span><text:line-break/><text:line-break/><text:span text:style-name="T2">tar -xf</text:span><text:span text:style-name="T3"> </text:span><text:span text:style-name="T4">arch</text:span><text:span text:style-name="T1">.</text:span><text:span text:style-name="T2">tar</text:span><text:span text:style-name="T3"> </text:span><text:span text:style-name="T1">Extrait de l'archive arch.tar </text:span><text:line-break/><text:line-break/><text:span text:style-name="T2">tar -xf</text:span><text:span text:style-name="T3"> </text:span><text:span text:style-name="T4">arch</text:span><text:span text:style-name="T1">.</text:span><text:span text:style-name="T2">tar</text:span><text:span text:style-name="T3"> </text:span><text:span text:style-name="T1">-</text:span><text:span text:style-name="T4">C /home</text:span><text:span text:style-name="T3"> </text:span><text:span text:style-name="T1">: Décompresse un fichier ou dossier dans /home (pour les versions récentes de tar) </text:span><text:line-break/><text:line-break/><text:span text:style-name="T4">cd /home;</text:span><text:span text:style-name="T3"> </text:span><text:span text:style-name="T2">tar -xf</text:span><text:span text:style-name="T3"> </text:span><text:span text:style-name="T4">archive</text:span><text:span text:style-name="T2">.tar</text:span><text:span text:style-name="T3"> </text:span><text:span text:style-name="T1">: Décompresse un fichier ou dossier dans /home (cas général) </text:span><text:line-break/><text:line-break/><text:span text:style-name="T2">tar -xpf</text:span><text:span text:style-name="T3"> </text:span><text:span text:style-name="T4">archive</text:span><text:span text:style-name="T2">.tar</text:span><text:span text:style-name="T3"> </text:span><text:span text:style-name="T1">Décompresse un fichier ou dossier en conservant le plus possible les droits (drapeaux set-UID notamment) </text:span><text:line-break/><text:line-break/><text:span text:style-name="T2">tar -xzf</text:span><text:span text:style-name="T3"> </text:span><text:span text:style-name="T4">fichier</text:span><text:span text:style-name="T2">.tgz </text:span><text:span text:style-name="T1">: Décompresse un fichier ou dossier au format .tgz ou au format .gz (les versions récentes de tar) </text:span><text:line-break/><text:line-break/><text:span text:style-name="T2">gunzip</text:span><text:span text:style-name="T3"> </text:span><text:span text:style-name="T4">fichier</text:span><text:span text:style-name="T2">.tgz | tar -xf-</text:span><text:span text:style-name="T3"> </text:span><text:span text:style-name="T1">: Décompresse un fichier ou un dossier un dossier au format tgz ou gz (toutes les versions) </text:span><text:line-break/><text:line-break/><text:span text:style-name="T2">tar -xjf</text:span><text:span text:style-name="T3"> </text:span><text:span text:style-name="T4">fichier</text:span><text:span text:style-name="T2">.tar.bz2</text:span><text:span text:style-name="T3"> </text:span><text:span text:style-name="T1">: Décompresse un fichier ou un dossier au format .tar.bz2 sur GNU </text:span><text:line-break/><text:line-break/><text:span text:style-name="T2">bunzip</text:span><text:span text:style-name="T5"> </text:span><text:span text:style-name="T4">fichier</text:span><text:span text:style-name="T2">.bz2 | tar -xf -</text:span><text:span text:style-name="T3"> </text:span><text:span text:style-name="T1">: Décompresse un fichier ou un dossier au format .tar.bz2 (cas général)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S</meta:editing-duration>
    <meta:editing-cycles>3</meta:editing-cycles>
    <meta:generator>LibreOffice/5.2.3.3$Windows_x86 LibreOffice_project/d54a8868f08a7b39642414cf2c8ef2f228f780cf</meta:generator>
    <dc:date>2017-01-06T16:27:21.117000000</dc:date>
    <meta:document-statistic meta:table-count="0" meta:image-count="0" meta:object-count="0" meta:page-count="1" meta:paragraph-count="1" meta:word-count="244" meta:character-count="1487" meta:non-whitespace-character-count="1210"/>
    <meta:user-defined meta:name="Info 1"/>
    <meta:user-defined meta:name="Info 2"/>
    <meta:user-defined meta:name="Info 3"/>
    <meta:user-defined meta:name="Info 4"/>
  </office:meta>
</office:document-meta>
</file>